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-1000" table:style-name="ta1">
        <table:shapes>
          <draw:frame draw:z-index="0" draw:style-name="gr1" draw:text-style-name="P1" svg:width="8.8827in" svg:height="5.2811in" svg:x="0.4657in" svg:y="0.0417in">
            <draw:object draw:notify-on-update-of-ranges="'destructuring-1000'.A1:'destructuring-1000'.A1 'destructuring-1000'.A2:'destructuring-1000'.A103 'destructuring-1000'.B1:'destructuring-1000'.B1 'destructuring-1000'.B2:'destructuring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694188" calcext:value-type="float">
            <text:p>164842969418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695191" calcext:value-type="float">
            <text:p>164842969519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5235" calcext:value-type="float">
            <text:p>164842969523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6193" calcext:value-type="float">
            <text:p>164842969619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6230" calcext:value-type="float">
            <text:p>1648429696230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7200" calcext:value-type="float">
            <text:p>1648429697200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7233" calcext:value-type="float">
            <text:p>1648429697233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8195" calcext:value-type="float">
            <text:p>1648429698195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8270" calcext:value-type="float">
            <text:p>164842969827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9196" calcext:value-type="float">
            <text:p>164842969919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699234" calcext:value-type="float">
            <text:p>1648429699234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0197" calcext:value-type="float">
            <text:p>164842970019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0234" calcext:value-type="float">
            <text:p>164842970023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1198" calcext:value-type="float">
            <text:p>164842970119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1235" calcext:value-type="float">
            <text:p>164842970123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2199" calcext:value-type="float">
            <text:p>164842970219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2269" calcext:value-type="float">
            <text:p>164842970226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3201" calcext:value-type="float">
            <text:p>1648429703201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3238" calcext:value-type="float">
            <text:p>1648429703238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4202" calcext:value-type="float">
            <text:p>164842970420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4271" calcext:value-type="float">
            <text:p>164842970427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5203" calcext:value-type="float">
            <text:p>1648429705203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5268" calcext:value-type="float">
            <text:p>164842970526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6204" calcext:value-type="float">
            <text:p>16484297062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6241" calcext:value-type="float">
            <text:p>164842970624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7205" calcext:value-type="float">
            <text:p>164842970720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7243" calcext:value-type="float">
            <text:p>1648429707243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8207" calcext:value-type="float">
            <text:p>164842970820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8244" calcext:value-type="float">
            <text:p>164842970824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9208" calcext:value-type="float">
            <text:p>164842970920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09268" calcext:value-type="float">
            <text:p>1648429709268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0209" calcext:value-type="float">
            <text:p>164842971020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0279" calcext:value-type="float">
            <text:p>1648429710279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1210" calcext:value-type="float">
            <text:p>1648429711210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1249" calcext:value-type="float">
            <text:p>1648429711249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2211" calcext:value-type="float">
            <text:p>164842971221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2280" calcext:value-type="float">
            <text:p>1648429712280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3212" calcext:value-type="float">
            <text:p>1648429713212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3247" calcext:value-type="float">
            <text:p>164842971324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4213" calcext:value-type="float">
            <text:p>164842971421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4250" calcext:value-type="float">
            <text:p>1648429714250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5214" calcext:value-type="float">
            <text:p>164842971521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5252" calcext:value-type="float">
            <text:p>164842971525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6215" calcext:value-type="float">
            <text:p>164842971621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6251" calcext:value-type="float">
            <text:p>164842971625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7217" calcext:value-type="float">
            <text:p>164842971721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7255" calcext:value-type="float">
            <text:p>164842971725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8218" calcext:value-type="float">
            <text:p>164842971821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8255" calcext:value-type="float">
            <text:p>164842971825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9219" calcext:value-type="float">
            <text:p>1648429719219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19286" calcext:value-type="float">
            <text:p>164842971928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0220" calcext:value-type="float">
            <text:p>1648429720220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0289" calcext:value-type="float">
            <text:p>164842972028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1221" calcext:value-type="float">
            <text:p>1648429721221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1258" calcext:value-type="float">
            <text:p>164842972125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2222" calcext:value-type="float">
            <text:p>164842972222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2259" calcext:value-type="float">
            <text:p>164842972225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3223" calcext:value-type="float">
            <text:p>1648429723223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3263" calcext:value-type="float">
            <text:p>164842972326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4224" calcext:value-type="float">
            <text:p>164842972422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4261" calcext:value-type="float">
            <text:p>164842972426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5224" calcext:value-type="float">
            <text:p>164842972522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5262" calcext:value-type="float">
            <text:p>164842972526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6226" calcext:value-type="float">
            <text:p>164842972622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6295" calcext:value-type="float">
            <text:p>1648429726295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7227" calcext:value-type="float">
            <text:p>164842972722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7292" calcext:value-type="float">
            <text:p>164842972729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8228" calcext:value-type="float">
            <text:p>164842972822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8263" calcext:value-type="float">
            <text:p>164842972826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9228" calcext:value-type="float">
            <text:p>1648429729228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29294" calcext:value-type="float">
            <text:p>164842972929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0230" calcext:value-type="float">
            <text:p>1648429730230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0299" calcext:value-type="float">
            <text:p>164842973029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1231" calcext:value-type="float">
            <text:p>164842973123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1268" calcext:value-type="float">
            <text:p>164842973126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2233" calcext:value-type="float">
            <text:p>164842973223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2270" calcext:value-type="float">
            <text:p>1648429732270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3234" calcext:value-type="float">
            <text:p>164842973323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3302" calcext:value-type="float">
            <text:p>164842973330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4236" calcext:value-type="float">
            <text:p>16484297342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4273" calcext:value-type="float">
            <text:p>164842973427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5237" calcext:value-type="float">
            <text:p>164842973523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5276" calcext:value-type="float">
            <text:p>164842973527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6238" calcext:value-type="float">
            <text:p>164842973623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6276" calcext:value-type="float">
            <text:p>1648429736276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7239" calcext:value-type="float">
            <text:p>1648429737239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7276" calcext:value-type="float">
            <text:p>1648429737276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8240" calcext:value-type="float">
            <text:p>1648429738240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8307" calcext:value-type="float">
            <text:p>1648429738307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9241" calcext:value-type="float">
            <text:p>164842973924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39278" calcext:value-type="float">
            <text:p>1648429739278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0242" calcext:value-type="float">
            <text:p>1648429740242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0311" calcext:value-type="float">
            <text:p>164842974031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1243" calcext:value-type="float">
            <text:p>1648429741243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1312" calcext:value-type="float">
            <text:p>164842974131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2244" calcext:value-type="float">
            <text:p>164842974224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2281" calcext:value-type="float">
            <text:p>164842974228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3244" calcext:value-type="float">
            <text:p>1648429743244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3282" calcext:value-type="float">
            <text:p>1648429743282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4246" calcext:value-type="float">
            <text:p>164842974424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4291" calcext:value-type="float">
            <text:p>164842974429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29744291" calcext:value-type="float">
            <text:p>1648429744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2:53.984385240</dc:date>
    <meta:editing-duration>PT18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63cm" svg:height="13.415cm" xlink:href=".." xlink:type="simple" chart:class="chart:line" chart:style-name="ch1">
        <chart:legend chart:legend-position="end" svg:x="20.452cm" svg:y="6.159cm" style:legend-expansion="high" chart:style-name="ch2"/>
        <chart:plot-area chart:style-name="ch3" table:cell-range-address="'destructuring-1000'.A1:'destructuring-1000'.B103" chart:data-source-has-labels="row" svg:x="0.451cm" svg:y="0.268cm" svg:width="19.55cm" svg:height="12.879cm">
          <chartooo:coordinate-region svg:x="0.887cm" svg:y="0.389cm" svg:width="19.114cm" svg:height="11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-1000'.A2:'destructuring-1000'.A103" chart:label-cell-address="'destructuring-1000'.A1:'destructuring-1000'.A1" chart:class="chart:line">
            <chart:data-point chart:repeated="102"/>
          </chart:series>
          <chart:series chart:style-name="ch7" chart:values-cell-range-address="'destructuring-1000'.B2:'destructuring-1000'.B103" chart:label-cell-address="'destructuring-1000'.B1:'destructuring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-1000'.A1:'destructuring-1000'.A1</svg:desc>
                </draw:g>
              </table:table-cell>
              <table:table-cell office:value-type="string">
                <text:p> total</text:p>
                <draw:g>
                  <svg:desc>'destructuring-1000'.B1:'destructuring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destructuring-1000'.A2:'destructuring-1000'.A103</svg:desc>
                </draw:g>
              </table:table-cell>
              <table:table-cell office:value-type="float" office:value="5.43">
                <text:p>5.43</text:p>
                <draw:g>
                  <svg:desc>'destructuring-1000'.B2:'destructuring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">
                <text:p>3.0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">
                <text:p>3.0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9">
                <text:p>3.7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3">
                <text:p>4.5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4">
                <text:p>4.5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9">
                <text:p>3.2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">
                <text:p>4.0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5">
                <text:p>4.0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">
                <text:p>2.7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4">
                <text:p>3.5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">
                <text:p>3.5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9">
                <text:p>4.2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1">
                <text:p>4.3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5">
                <text:p>3.0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6">
                <text:p>3.0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">
                <text:p>3.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1">
                <text:p>3.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5">
                <text:p>4.5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6">
                <text:p>4.5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2">
                <text:p>3.3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6">
                <text:p>4.0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7">
                <text:p>4.0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">
                <text:p>2.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2">
                <text:p>2.8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6">
                <text:p>3.5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">
                <text:p>3.5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">
                <text:p>4.3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3">
                <text:p>4.3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7">
                <text:p>3.0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8">
                <text:p>3.0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2">
                <text:p>3.8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3">
                <text:p>3.8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7">
                <text:p>4.5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8">
                <text:p>4.5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2">
                <text:p>3.3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4">
                <text:p>3.3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7">
                <text:p>4.0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9">
                <text:p>4.0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3">
                <text:p>2.8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4">
                <text:p>2.8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8">
                <text:p>3.5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9">
                <text:p>3.5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3">
                <text:p>4.3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4">
                <text:p>4.3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8">
                <text:p>3.0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">
                <text:p>3.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">
                <text:p>3.8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5">
                <text:p>3.8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9">
                <text:p>4.5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">
                <text:p>4.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4">
                <text:p>3.3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5">
                <text:p>3.3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9">
                <text:p>4.0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">
                <text:p>4.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5">
                <text:p>2.8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6">
                <text:p>2.8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3">
                <text:p>3.6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4">
                <text:p>3.6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8">
                <text:p>4.3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9">
                <text:p>4.3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8">
                <text:p>3.8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">
                <text:p>3.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4">
                <text:p>4.6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5">
                <text:p>4.6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9">
                <text:p>3.3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">
                <text:p>3.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4">
                <text:p>4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5">
                <text:p>4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9">
                <text:p>2.8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1">
                <text:p>2.9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5">
                <text:p>3.6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6">
                <text:p>3.6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">
                <text:p>4.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1">
                <text:p>4.4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">
                <text:p>3.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1">
                <text:p>3.9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5">
                <text:p>4.6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7">
                <text:p>4.6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1">
                <text:p>3.4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2">
                <text:p>3.4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6">
                <text:p>4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7">
                <text:p>4.1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1">
                <text:p>2.9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3">
                <text:p>2.9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6">
                <text:p>3.6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8">
                <text:p>3.6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2">
                <text:p>4.4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3">
                <text:p>4.4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7">
                <text:p>3.1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8">
                <text:p>3.1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2">
                <text:p>3.9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92">
                <text:p>3.92</text:p>
              </table:table-cell>
              <table:table-cell office:value-type="float" office:value="7.73">
                <text:p>7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